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4" style:family="paragraph" style:parent-style-name="Standard">
      <style:text-properties fo:font-size="14pt" style:text-underline-style="solid" style:text-underline-width="auto" style:text-underline-color="font-color" fo:font-weight="bold" officeooo:rsid="0009e4f8" officeooo:paragraph-rsid="0009e4f8" style:font-size-asian="14pt" style:font-weight-asian="bold" style:font-size-complex="14pt" style:font-weight-complex="bold"/>
    </style:style>
    <style:style style:name="P5" style:family="paragraph" style:parent-style-name="Standard">
      <style:text-properties fo:font-size="13pt" style:text-underline-style="none" fo:font-weight="normal" officeooo:rsid="0009e4f8" officeooo:paragraph-rsid="0009e4f8" style:font-size-asian="11.3500003814697pt" style:font-weight-asian="normal" style:font-size-complex="13pt" style:font-weight-complex="normal"/>
    </style:style>
    <style:style style:name="P6" style:family="paragraph" style:parent-style-name="Standard">
      <style:text-properties fo:font-size="13pt" style:text-underline-style="none" fo:font-weight="normal" officeooo:rsid="0009e4f8" officeooo:paragraph-rsid="000b81b0" style:font-size-asian="11.3500003814697pt" style:font-weight-asian="normal" style:font-size-complex="13pt" style:font-weight-complex="normal"/>
    </style:style>
    <style:style style:name="P7" style:family="paragraph" style:parent-style-name="Standard">
      <style:text-properties style:font-name="Liberation Serif" fo:font-size="13pt" style:text-underline-style="none" fo:font-weight="normal" officeooo:rsid="0009e4f8" officeooo:paragraph-rsid="0009e4f8" style:font-size-asian="13pt" style:font-weight-asian="normal" style:font-size-complex="13pt" style:font-weight-complex="normal"/>
    </style:style>
    <style:style style:name="P8" style:family="paragraph" style:parent-style-name="Preformatted_20_Text">
      <style:text-properties officeooo:paragraph-rsid="0009e4f8"/>
    </style:style>
    <style:style style:name="P9" style:family="paragraph" style:parent-style-name="Preformatted_20_Text">
      <style:text-properties style:font-name="Liberation Serif" fo:font-size="13pt" officeooo:paragraph-rsid="0009e4f8" style:font-size-asian="13pt" style:font-size-complex="13pt"/>
    </style:style>
    <style:style style:name="P10" style:family="paragraph" style:parent-style-name="Preformatted_20_Text">
      <style:text-properties style:font-name="Liberation Mono" fo:font-size="14pt" officeooo:paragraph-rsid="000b81b0" style:font-size-asian="14pt" style:font-size-complex="14pt"/>
    </style:style>
    <style:style style:name="P11" style:family="paragraph" style:parent-style-name="Preformatted_20_Text">
      <style:text-properties style:font-name="Liberation Mono" fo:font-size="14pt" style:text-underline-style="none" fo:font-weight="normal" officeooo:rsid="0009e4f8" officeooo:paragraph-rsid="000b81b0" style:font-size-asian="14pt" style:font-weight-asian="normal" style:font-size-complex="14pt" style:font-weight-complex="normal"/>
    </style:style>
    <style:style style:name="T1" style:family="text">
      <style:text-properties officeooo:rsid="0009e4f8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font-size="13pt" officeooo:rsid="0009e4f8" style:font-size-asian="13pt" style:font-size-complex="13pt"/>
    </style:style>
    <style:style style:name="T4" style:family="text">
      <style:text-properties style:font-name="Liberation Serif"/>
    </style:style>
    <style:style style:name="T5" style:family="text">
      <style:text-properties style:font-name="Liberation Serif" fo:font-size="13pt" style:font-size-asian="13pt" style:font-size-complex="13pt"/>
    </style:style>
    <style:style style:name="T6" style:family="text">
      <style:text-properties officeooo:rsid="000b81b0"/>
    </style:style>
    <style:style style:name="T7" style:family="text">
      <style:text-properties officeooo:rsid="000bfa3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SN COLLEGE OF ENGINEERING, KALAVAKKAM</text:p>
      <text:p text:style-name="P1">(An Autonomous Institution, Affiliated to Anna University, Chennai)</text:p>
      <text:p text:style-name="P1">SSN College of Engineering</text:p>
      <text:p text:style-name="P1">Department of Computer Science and Engineering</text:p>
      <text:p text:style-name="P1">UCS1411 – Operating Systems Laboratory</text:p>
      <text:p text:style-name="P1">II Year CSE - B Section ( IV Semester)</text:p>
      <text:p text:style-name="P1">Academic Year 2019-20</text:p>
      <text:p text:style-name="P1"/>
      <text:p text:style-name="P1">Exercise – 7- Deadlock Avoidance Algorithm</text:p>
      <text:p text:style-name="P1">------------------------------------------------------------------------------------------------</text:p>
      <text:p text:style-name="P1"/>
      <text:p text:style-name="P2">Lab exercise 7 <text:s/>- <text:s/>Implementation of Banker’s algorithm (deadlock avoidance)</text:p>
      <text:p text:style-name="P1"/>
      <text:p text:style-name="P3">Aim:</text:p>
      <text:p text:style-name="Standard"><text:span text:style-name="T3">To d</text:span><text:span text:style-name="T2">evelop a C program to implement the Banker’s algorithm for deadlock avoidanc</text:span><text:span text:style-name="T3">e</text:span><text:span text:style-name="T1">.</text:span></text:p>
      <text:p text:style-name="Standard"/>
      <text:p text:style-name="P4">CODE: </text:p>
      <text:p text:style-name="P4"/>
      <text:p text:style-name="P5">#include&lt;stdio.h&gt;</text:p>
      <text:p text:style-name="P5">#include&lt;stdlib.h&gt;</text:p>
      <text:p text:style-name="P5"/>
      <text:p text:style-name="P5">//main</text:p>
      <text:p text:style-name="P5">void main()</text:p>
      <text:p text:style-name="P5">{</text:p>
      <text:p text:style-name="P5"><text:tab/>int n,m;</text:p>
      <text:p text:style-name="P5"><text:tab/>int alloc[10][10];</text:p>
      <text:p text:style-name="P5"><text:tab/>int max[10][10];</text:p>
      <text:p text:style-name="P5"><text:tab/>int need[10][10];</text:p>
      <text:p text:style-name="P5"><text:tab/>int avail[1][10];</text:p>
      <text:p text:style-name="P5"><text:tab/>int choice;</text:p>
      <text:p text:style-name="P5"><text:tab/>printf("\tBANKER'S ALGORITHM\n");</text:p>
      <text:p text:style-name="P5"><text:s text:c="8"/>printf("\t*******************\n");</text:p>
      <text:p text:style-name="P5"><text:tab/>printf("1.Read Data\n2.Print Data\n3.Safety Sequence\n4.exit\n");</text:p>
      <text:p text:style-name="P5"><text:tab/>while(1)</text:p>
      <text:p text:style-name="P5"><text:tab/>{</text:p>
      <text:p text:style-name="P5"><text:tab/><text:tab/>printf("Enter the option : ");</text:p>
      <text:p text:style-name="P5"><text:tab/><text:tab/>scanf("%d",&amp;choice);</text:p>
      <text:p text:style-name="P5"><text:tab/><text:tab/>if(choice == 4)</text:p>
      <text:p text:style-name="P5"><text:tab/><text:tab/><text:tab/>exit(0);</text:p>
      <text:p text:style-name="P5"><text:tab/><text:tab/>if(choice == 1)</text:p>
      <text:p text:style-name="P5"><text:tab/><text:tab/>{</text:p>
      <text:p text:style-name="P5"><text:tab/><text:tab/><text:tab/>printf("Number of processes : ");</text:p>
      <text:p text:style-name="P5"><text:tab/><text:tab/><text:tab/>scanf("%d",&amp;n);</text:p>
      <text:p text:style-name="P5"><text:tab/><text:tab/><text:tab/>printf("Number of resources : ");</text:p>
      <text:p text:style-name="P5"><text:tab/><text:tab/><text:tab/>scanf("%d",&amp;m);</text:p>
      <text:p text:style-name="P5"><text:tab/><text:tab/><text:tab/>for(int i=0;i&lt;m;i++)</text:p>
      <text:p text:style-name="P5"><text:soft-page-break/><text:tab/><text:tab/><text:tab/>{</text:p>
      <text:p text:style-name="P5"><text:tab/><text:tab/><text:tab/><text:tab/>printf("Number of Available Instances of %c : ",65+i);</text:p>
      <text:p text:style-name="P5"><text:tab/><text:tab/><text:tab/><text:tab/>scanf("%d",&amp;avail[0][i]);</text:p>
      <text:p text:style-name="P5"><text:tab/><text:tab/><text:tab/>}</text:p>
      <text:p text:style-name="P5"><text:tab/><text:tab/><text:tab/>for(int i=0;i&lt;n;i++)</text:p>
      <text:p text:style-name="P5"><text:tab/><text:tab/><text:tab/>{</text:p>
      <text:p text:style-name="P5"><text:tab/><text:tab/><text:tab/><text:tab/>printf("Maximum requirement for P%d : ",i);</text:p>
      <text:p text:style-name="P5"><text:tab/><text:tab/><text:tab/><text:tab/>for(int j=0;j&lt;m;j++)</text:p>
      <text:p text:style-name="P5"><text:tab/><text:tab/><text:tab/><text:tab/><text:tab/>scanf("%d",&amp;max[i][j]);</text:p>
      <text:p text:style-name="P5"><text:tab/><text:tab/><text:tab/>}</text:p>
      <text:p text:style-name="P5"><text:tab/><text:tab/><text:tab/>for(int i=0;i&lt;n;i++)</text:p>
      <text:p text:style-name="P5"><text:tab/><text:tab/><text:tab/>{</text:p>
      <text:p text:style-name="P5"><text:tab/><text:tab/><text:tab/><text:tab/>printf("Allocated instances to P%d : ",i);</text:p>
      <text:p text:style-name="P5"><text:tab/><text:tab/><text:tab/><text:tab/>for(int j=0;j&lt;m;j++)</text:p>
      <text:p text:style-name="P5"><text:tab/><text:tab/><text:tab/><text:tab/><text:tab/>scanf("%d",&amp;alloc[i][j]);</text:p>
      <text:p text:style-name="P5"><text:tab/><text:tab/><text:tab/>}</text:p>
      <text:p text:style-name="P5"><text:tab/><text:tab/><text:tab/>for(int i=0;i&lt;n;i++)</text:p>
      <text:p text:style-name="P5"><text:tab/><text:tab/><text:tab/>{</text:p>
      <text:p text:style-name="P5"><text:tab/><text:tab/><text:tab/><text:tab/>for(int j=0;j&lt;m;j++)</text:p>
      <text:p text:style-name="P5"><text:tab/><text:tab/><text:tab/><text:tab/><text:tab/>need[i][j]=max[i][j]-alloc[i][j];</text:p>
      <text:p text:style-name="P5"><text:tab/><text:tab/><text:tab/>}</text:p>
      <text:p text:style-name="P5"><text:tab/><text:tab/>}</text:p>
      <text:p text:style-name="P5"><text:tab/><text:tab/>if(choice == 2)</text:p>
      <text:p text:style-name="P5"><text:tab/><text:tab/>{</text:p>
      <text:p text:style-name="P5"><text:tab/><text:tab/><text:tab/>printf("pid<text:tab/>Alloc<text:tab/>Max<text:tab/>Need<text:tab/>Avail\n");</text:p>
      <text:p text:style-name="P5"><text:tab/><text:tab/><text:tab/>printf("<text:tab/>");</text:p>
      <text:p text:style-name="P5"><text:tab/><text:tab/><text:tab/>for(int l=0;l&lt;4;l++)</text:p>
      <text:p text:style-name="P5"><text:tab/><text:tab/><text:tab/>{</text:p>
      <text:p text:style-name="P5"><text:tab/><text:tab/><text:tab/><text:tab/>for(int k=0;k&lt;m;k++)</text:p>
      <text:p text:style-name="P5"><text:tab/><text:tab/><text:tab/><text:tab/>{</text:p>
      <text:p text:style-name="P5"><text:tab/><text:tab/><text:tab/><text:tab/><text:tab/>printf("%c ",65+k);</text:p>
      <text:p text:style-name="P5"><text:tab/><text:tab/><text:tab/><text:tab/>}</text:p>
      <text:p text:style-name="P5"><text:tab/><text:tab/><text:tab/><text:tab/>printf("<text:tab/>");</text:p>
      <text:p text:style-name="P5"><text:tab/><text:tab/><text:tab/>}</text:p>
      <text:p text:style-name="P5"><text:tab/><text:tab/><text:tab/>printf("\n");</text:p>
      <text:p text:style-name="P5"><text:tab/><text:tab/><text:tab/>for(int s=0;s&lt;n;s++)</text:p>
      <text:p text:style-name="P5"><text:tab/><text:tab/><text:tab/>{</text:p>
      <text:p text:style-name="P5"><text:tab/><text:tab/><text:tab/><text:tab/>printf("P%d<text:tab/>",s);</text:p>
      <text:p text:style-name="P5"><text:tab/><text:tab/><text:tab/><text:tab/>for(int k=0;k&lt;m;k++)</text:p>
      <text:p text:style-name="P5"><text:tab/><text:tab/><text:tab/><text:tab/>{</text:p>
      <text:p text:style-name="P5"><text:tab/><text:tab/><text:tab/><text:tab/><text:tab/>printf("%d ",alloc[s][k]);</text:p>
      <text:p text:style-name="P5"><text:tab/><text:tab/><text:tab/><text:tab/>}</text:p>
      <text:p text:style-name="P5"><text:tab/><text:tab/><text:tab/><text:tab/>printf("<text:tab/>");</text:p>
      <text:p text:style-name="P5"><text:tab/><text:tab/><text:tab/><text:tab/>for(int k=0;k&lt;m;k++)</text:p>
      <text:p text:style-name="P5"><text:tab/><text:tab/><text:tab/><text:tab/>{</text:p>
      <text:p text:style-name="P5"><text:tab/><text:tab/><text:tab/><text:tab/><text:tab/>printf("%d ",max[s][k]);</text:p>
      <text:p text:style-name="P5"><text:tab/><text:tab/><text:tab/><text:tab/>}</text:p>
      <text:p text:style-name="P5"><text:tab/><text:tab/><text:tab/><text:tab/>printf("<text:tab/>");</text:p>
      <text:p text:style-name="P5"><text:soft-page-break/><text:tab/><text:tab/><text:tab/><text:tab/>for(int k=0;k&lt;m;k++)</text:p>
      <text:p text:style-name="P5"><text:tab/><text:tab/><text:tab/><text:tab/>{</text:p>
      <text:p text:style-name="P5"><text:tab/><text:tab/><text:tab/><text:tab/><text:tab/>printf("%d ",need[s][k]);</text:p>
      <text:p text:style-name="P5"><text:tab/><text:tab/><text:tab/><text:tab/>}</text:p>
      <text:p text:style-name="P5"><text:tab/><text:tab/><text:tab/><text:tab/>printf("<text:tab/>");</text:p>
      <text:p text:style-name="P5"><text:tab/><text:tab/><text:tab/><text:tab/>if(s==0)</text:p>
      <text:p text:style-name="P5"><text:tab/><text:tab/><text:tab/><text:tab/>{</text:p>
      <text:p text:style-name="P5"><text:tab/><text:tab/><text:tab/><text:tab/><text:tab/>for(int k=0;k&lt;m;k++)</text:p>
      <text:p text:style-name="P5"><text:tab/><text:tab/><text:tab/><text:tab/><text:tab/>{</text:p>
      <text:p text:style-name="P5"><text:tab/><text:tab/><text:tab/><text:tab/><text:tab/><text:tab/>printf("%d ",avail[s][k]);</text:p>
      <text:p text:style-name="P5"><text:tab/><text:tab/><text:tab/><text:tab/><text:tab/>}</text:p>
      <text:p text:style-name="P5"/>
      <text:p text:style-name="P5"><text:tab/><text:tab/><text:tab/><text:tab/>}</text:p>
      <text:p text:style-name="P5"><text:tab/><text:tab/><text:tab/><text:tab/>printf("\n");<text:tab/><text:tab/></text:p>
      <text:p text:style-name="P5"><text:tab/><text:tab/><text:tab/>}</text:p>
      <text:p text:style-name="P5"/>
      <text:p text:style-name="P5"><text:tab/><text:tab/>}</text:p>
      <text:p text:style-name="P5"><text:tab/><text:tab/>if(choice == 3)</text:p>
      <text:p text:style-name="P5"><text:tab/><text:tab/>{</text:p>
      <text:p text:style-name="P5"/>
      <text:p text:style-name="P5"><text:tab/><text:tab/><text:tab/>int ch1;</text:p>
      <text:p text:style-name="P5"><text:tab/><text:tab/><text:tab/>int num;</text:p>
      <text:p text:style-name="P5"><text:tab/><text:tab/><text:tab/>int req[m];</text:p>
      <text:p text:style-name="P5"><text:tab/><text:tab/><text:tab/>printf("Enter :\n1 : To make request and check for safe sequence\n2 : to check only safe sequence\nyour choice : ");</text:p>
      <text:p text:style-name="P5"><text:tab/><text:tab/><text:tab/>scanf("%d",&amp;ch1);</text:p>
      <text:p text:style-name="P5"><text:tab/><text:tab/><text:tab/>if(ch1 == 1)</text:p>
      <text:p text:style-name="P5"><text:tab/><text:tab/><text:tab/>{</text:p>
      <text:p text:style-name="P5"><text:tab/><text:tab/><text:tab/><text:tab/>printf("Enter the process no: to request : ");</text:p>
      <text:p text:style-name="P5"><text:tab/><text:tab/><text:tab/><text:tab/>scanf("%d",&amp;num);</text:p>
      <text:p text:style-name="P5"><text:tab/><text:tab/><text:tab/><text:tab/>printf("Enter the new request for allocation : ");</text:p>
      <text:p text:style-name="P5"><text:tab/><text:tab/><text:tab/><text:tab/>for(int r=0;r&lt;m;r++)</text:p>
      <text:p text:style-name="P5"><text:tab/><text:tab/><text:tab/><text:tab/><text:tab/>scanf("%d",&amp;req[r]);</text:p>
      <text:p text:style-name="P5"><text:tab/><text:tab/><text:tab/><text:tab/>int possible = 0;</text:p>
      <text:p text:style-name="P5"><text:tab/><text:tab/><text:tab/><text:tab/>for(int q=0;q&lt;m;q++)</text:p>
      <text:p text:style-name="P5"><text:tab/><text:tab/><text:tab/><text:tab/>{</text:p>
      <text:p text:style-name="P5"><text:tab/><text:tab/><text:tab/><text:tab/><text:tab/>if(req[q]&lt;=avail[0][q])</text:p>
      <text:p text:style-name="P5"><text:tab/><text:tab/><text:tab/><text:tab/><text:tab/><text:tab/>possible++;</text:p>
      <text:p text:style-name="P5"><text:tab/><text:tab/><text:tab/><text:tab/>}</text:p>
      <text:p text:style-name="P5"><text:tab/><text:tab/><text:tab/><text:tab/>if(possible == m)</text:p>
      <text:p text:style-name="P5"><text:tab/><text:tab/><text:tab/><text:tab/>{</text:p>
      <text:p text:style-name="P5"><text:tab/><text:tab/><text:tab/><text:tab/><text:tab/>printf("The request is possible\n");</text:p>
      <text:p text:style-name="P5"><text:tab/><text:tab/><text:tab/><text:tab/><text:tab/>for(int a=0;a&lt;m;a++)</text:p>
      <text:p text:style-name="P5"><text:tab/><text:tab/><text:tab/><text:tab/><text:tab/>{</text:p>
      <text:p text:style-name="P5"><text:tab/><text:tab/><text:tab/><text:tab/><text:tab/><text:tab/>avail[0][a]-=req[a];</text:p>
      <text:p text:style-name="P5"><text:tab/><text:tab/><text:tab/><text:tab/><text:tab/><text:tab/>alloc[num][a]+=req[a];</text:p>
      <text:p text:style-name="P5"><text:tab/><text:tab/><text:tab/><text:tab/><text:tab/><text:tab/>need[num][a]-=req[a];</text:p>
      <text:p text:style-name="P5"><text:tab/><text:tab/><text:tab/><text:tab/><text:tab/>}</text:p>
      <text:p text:style-name="P5"><text:soft-page-break/><text:tab/><text:tab/><text:tab/><text:tab/>}</text:p>
      <text:p text:style-name="P5"><text:tab/><text:tab/><text:tab/><text:tab/>else</text:p>
      <text:p text:style-name="P5"><text:tab/><text:tab/><text:tab/><text:tab/>{</text:p>
      <text:p text:style-name="P5"><text:tab/><text:tab/><text:tab/><text:tab/><text:tab/>printf("The request cannot be made because request is greater than available\n");</text:p>
      <text:p text:style-name="P5"><text:tab/><text:tab/><text:tab/><text:tab/><text:tab/>printf("Displaying the safe sequence for normal values\n");</text:p>
      <text:p text:style-name="P5"><text:tab/><text:tab/><text:tab/><text:tab/>}</text:p>
      <text:p text:style-name="P5"/>
      <text:p text:style-name="P5"><text:tab/><text:tab/><text:tab/>}</text:p>
      <text:p text:style-name="P5"><text:tab/><text:tab/><text:tab/>int work[10][10];</text:p>
      <text:p text:style-name="P5"><text:tab/><text:tab/><text:tab/>for(int g=0;g&lt;n;g++)</text:p>
      <text:p text:style-name="P5"><text:tab/><text:tab/><text:tab/><text:tab/>for(int h=0;h&lt;m;h++)</text:p>
      <text:p text:style-name="P5"><text:tab/><text:tab/><text:tab/><text:tab/><text:tab/>work[g][h]=avail[g][h];</text:p>
      <text:p text:style-name="P5"><text:tab/><text:tab/><text:tab/>int seq[n];</text:p>
      <text:p text:style-name="P5"><text:tab/><text:tab/><text:tab/>for(int b=0;b&lt;n;b++)</text:p>
      <text:p text:style-name="P5"><text:tab/><text:tab/><text:tab/><text:tab/>seq[b] = -1;</text:p>
      <text:p text:style-name="P5"><text:tab/><text:tab/><text:tab/>int count = 0;</text:p>
      <text:p text:style-name="P5"><text:tab/><text:tab/><text:tab/>while(count &lt; n)</text:p>
      <text:p text:style-name="P5"><text:tab/><text:tab/><text:tab/>{</text:p>
      <text:p text:style-name="P5"><text:tab/><text:tab/><text:tab/><text:tab/>int c1 = 0;</text:p>
      <text:p text:style-name="P5"><text:tab/><text:tab/><text:tab/><text:tab/>for(int x=0;x&lt;n;x++)</text:p>
      <text:p text:style-name="P5"><text:tab/><text:tab/><text:tab/><text:tab/>{</text:p>
      <text:p text:style-name="P5"><text:tab/><text:tab/><text:tab/><text:tab/><text:tab/>int yes = 1; <text:tab/></text:p>
      <text:p text:style-name="P5"><text:s text:c="54"/>int times = 0;</text:p>
      <text:p text:style-name="P5"><text:s text:c="54"/>for(int b1=0;b1&lt;n;b1++)</text:p>
      <text:p text:style-name="P5"><text:tab/><text:tab/><text:tab/><text:tab/><text:tab/> <text:s text:c="4"/>{</text:p>
      <text:p text:style-name="P5"><text:tab/><text:tab/><text:tab/><text:tab/><text:tab/><text:tab/>if(x == seq[b1])</text:p>
      <text:p text:style-name="P5"><text:tab/><text:tab/><text:tab/><text:tab/><text:tab/><text:tab/><text:tab/>yes = 0;</text:p>
      <text:p text:style-name="P5"><text:tab/><text:tab/><text:tab/><text:tab/><text:tab/> <text:s text:c="4"/>}</text:p>
      <text:p text:style-name="P5"><text:tab/><text:tab/><text:tab/><text:tab/><text:tab/>for(int <text:span text:style-name="T7">t</text:span>=0;<text:span text:style-name="T7">t</text:span>&lt;m;<text:span text:style-name="T7">t</text:span>++)</text:p>
      <text:p text:style-name="P5"><text:tab/><text:tab/><text:tab/><text:tab/><text:tab/>{</text:p>
      <text:p text:style-name="P5"><text:tab/><text:tab/><text:tab/><text:tab/><text:tab/>if(need[x][<text:span text:style-name="T7">t</text:span>] &lt;= work[0][<text:span text:style-name="T7">t</text:span>])</text:p>
      <text:p text:style-name="P5"><text:tab/><text:tab/><text:tab/><text:tab/><text:tab/><text:tab/><text:tab/>times++;</text:p>
      <text:p text:style-name="P5"><text:tab/><text:tab/><text:tab/><text:tab/><text:tab/>}</text:p>
      <text:p text:style-name="P5"><text:tab/><text:tab/><text:tab/><text:tab/><text:tab/>if(yes == 1 &amp;&amp; times == m)</text:p>
      <text:p text:style-name="P5"><text:tab/><text:tab/><text:tab/><text:tab/><text:tab/>{</text:p>
      <text:p text:style-name="P5"><text:tab/><text:tab/><text:tab/><text:tab/><text:tab/><text:tab/>seq[count++] = x;</text:p>
      <text:p text:style-name="P5"><text:tab/><text:tab/><text:tab/><text:tab/><text:tab/><text:tab/>c1++;</text:p>
      <text:p text:style-name="P5"><text:tab/><text:tab/><text:tab/><text:tab/><text:tab/><text:tab/>for(int a=0;a&lt;m;a++)</text:p>
      <text:p text:style-name="P5"><text:tab/><text:tab/><text:tab/><text:tab/><text:tab/><text:tab/>{</text:p>
      <text:p text:style-name="P5"><text:tab/><text:tab/><text:tab/><text:tab/><text:tab/><text:tab/><text:tab/>work[0][a]+=alloc[x][a];<text:tab/><text:tab/><text:tab/></text:p>
      <text:p text:style-name="P5"><text:tab/><text:tab/><text:tab/><text:tab/><text:tab/><text:tab/>}</text:p>
      <text:p text:style-name="P5"><text:tab/><text:tab/><text:tab/><text:tab/><text:tab/>}<text:tab/><text:tab/><text:tab/></text:p>
      <text:p text:style-name="P5"><text:tab/><text:tab/><text:tab/><text:tab/>}</text:p>
      <text:p text:style-name="P5"><text:tab/><text:tab/><text:tab/><text:tab/>if(c1 == 0)</text:p>
      <text:p text:style-name="P5"><text:tab/><text:tab/><text:tab/><text:tab/>{</text:p>
      <text:p text:style-name="P5"><text:tab/><text:tab/><text:tab/><text:tab/><text:tab/>printf("Error deadlock unsafe sequence\n");</text:p>
      <text:p text:style-name="P5"><text:soft-page-break/><text:tab/><text:tab/><text:tab/><text:tab/><text:tab/>exit(0);</text:p>
      <text:p text:style-name="P5"><text:tab/><text:tab/><text:tab/><text:tab/>}</text:p>
      <text:p text:style-name="P5"><text:tab/><text:tab/><text:tab/>}</text:p>
      <text:p text:style-name="P5"><text:tab/><text:tab/><text:tab/>printf("The safe sequence is : &lt;");</text:p>
      <text:p text:style-name="P5"><text:tab/><text:tab/><text:tab/>for(int <text:span text:style-name="T7">v</text:span>=0;<text:span text:style-name="T7">v</text:span>&lt;n;<text:span text:style-name="T7">v</text:span>++)</text:p>
      <text:p text:style-name="P5"><text:tab/><text:tab/><text:tab/>{</text:p>
      <text:p text:style-name="P5"><text:tab/><text:tab/><text:tab/><text:tab/>printf("P%d<text:tab/>",seq[<text:span text:style-name="T7">v</text:span>]);</text:p>
      <text:p text:style-name="P5"><text:tab/><text:tab/><text:tab/>}</text:p>
      <text:p text:style-name="P5"><text:tab/><text:tab/><text:tab/>printf("&gt;\n");<text:tab/><text:tab/><text:tab/></text:p>
      <text:p text:style-name="P5"><text:tab/><text:tab/>}</text:p>
      <text:p text:style-name="P5"><text:tab/>}</text:p>
      <text:p text:style-name="P5">}</text:p>
      <text:p text:style-name="P4"/>
      <text:p text:style-name="P4">OUTPUT :</text:p>
      <text:p text:style-name="P5"/>
      <text:p text:style-name="P5">(base) pooja@pooja-PC:~/Desktop/sem3-Lab/OS/assign7_OS$ gcc banker.c -o b</text:p>
      <text:p text:style-name="P5">(base) pooja@pooja-PC:~/Desktop/sem3-Lab/OS/assign7_OS$ ./b</text:p>
      <text:p text:style-name="P5"><text:tab/>BANKER'S ALGORITHM</text:p>
      <text:p text:style-name="P5"><text:tab/>**********************</text:p>
      <text:p text:style-name="P5">1.Read Data</text:p>
      <text:p text:style-name="P5">2.Print Data</text:p>
      <text:p text:style-name="P5">3.Safety Sequence</text:p>
      <text:p text:style-name="P5">4.exit</text:p>
      <text:p text:style-name="P5">Enter the option : 1</text:p>
      <text:p text:style-name="P5">Number of processes : 5</text:p>
      <text:p text:style-name="P5">Number of resources : 3</text:p>
      <text:p text:style-name="P5">Number of Available Instances of A : 3</text:p>
      <text:p text:style-name="P5">Number of Available Instances of B : 3</text:p>
      <text:p text:style-name="P5">Number of Available Instances of C : 2</text:p>
      <text:p text:style-name="P5">Maximum requirement for P0 : 7 5 3</text:p>
      <text:p text:style-name="P5">Maximum requirement for P1 : 3 2 2</text:p>
      <text:p text:style-name="P5">Maximum requirement for P2 : 9 0 2</text:p>
      <text:p text:style-name="P5">Maximum requirement for P3 : 2 2 2</text:p>
      <text:p text:style-name="P5">Maximum requirement for P4 : 4 3 3</text:p>
      <text:p text:style-name="P5">Allocated instances to P0 : 0 1 0</text:p>
      <text:p text:style-name="P5">Allocated instances to P1 : 2 0 0</text:p>
      <text:p text:style-name="P5">Allocated instances to P2 : 3 0 2</text:p>
      <text:p text:style-name="P5">Allocated instances to P3 : 2 1 1</text:p>
      <text:p text:style-name="P5">Allocated instances to P4 : 0 0 2</text:p>
      <text:p text:style-name="P5">Enter the option : 2</text:p>
      <text:p text:style-name="P5">pid<text:tab/>Alloc<text:tab/> <text:s text:c="11"/>Max <text:tab/> <text:s text:c="10"/>Need<text:tab/> <text:s text:c="11"/>Avail</text:p>
      <text:p text:style-name="P5"><text:tab/>A B C <text:tab/>A B C <text:tab/>A B C <text:tab/>A B C <text:tab/></text:p>
      <text:p text:style-name="P5">P0<text:tab/>0 1 0 <text:tab/> <text:s text:c="10"/>7 5 3 <text:tab/> <text:s text:c="10"/>7 4 3 <text:tab/> <text:s text:c="10"/>3 3 2 </text:p>
      <text:p text:style-name="P7">P1<text:tab/>2 0 0 <text:tab/> <text:s text:c="10"/>3 2 2 <text:tab/> <text:s text:c="10"/>1 2 2 <text:tab/></text:p>
      <text:p text:style-name="P9">P2<text:tab/>3 0 2 <text:tab/> <text:s text:c="10"/>9 0 2 <text:tab/> <text:s text:c="10"/>6 0 0 <text:tab/></text:p>
      <text:p text:style-name="P8"><text:span text:style-name="T5">P3<text:tab/>2 1 1 <text:tab/> <text:s text:c="10"/>2 2 2 <text:tab/> <text:s text:c="10"/>0 1 1 </text:span><text:tab/></text:p>
      <text:p text:style-name="P5">P4<text:tab/>0 0 2 <text:tab/> <text:s text:c="10"/>4 3 3 <text:tab/> <text:s text:c="10"/>4 3 1 </text:p>
      <text:p text:style-name="P5">Enter the option : 3</text:p>
      <text:p text:style-name="P5"><text:soft-page-break/>Enter :</text:p>
      <text:p text:style-name="P5">1 : To make request and check for safe sequence</text:p>
      <text:p text:style-name="P5">2 : to check only safe sequence</text:p>
      <text:p text:style-name="P5">your choice : 2</text:p>
      <text:p text:style-name="P5">The safe sequence is : &lt;P1<text:tab/> <text:s/>P3<text:tab/>P4<text:tab/>P0<text:tab/>P2<text:tab/>&gt;</text:p>
      <text:p text:style-name="P5">Enter the option : 3</text:p>
      <text:p text:style-name="P5">Enter :</text:p>
      <text:p text:style-name="P5">1 : To make request and check for safe sequence</text:p>
      <text:p text:style-name="P5">2 : to check only safe sequence</text:p>
      <text:p text:style-name="P5">your choice : 1</text:p>
      <text:p text:style-name="P5">Enter the process no to request : 1</text:p>
      <text:p text:style-name="P5">Enter the new allocation request : 0 0 1</text:p>
      <text:p text:style-name="P5">The request is <text:span text:style-name="T6">possible</text:span></text:p>
      <text:p text:style-name="P5">The safe sequence is : &lt;P1<text:tab/> <text:s text:c="2"/>P3<text:tab/>P4<text:tab/>P0<text:tab/>P2<text:tab/>&gt;</text:p>
      <text:p text:style-name="P5">Enter the option : 2</text:p>
      <text:p text:style-name="P5">pid<text:tab/>Alloc<text:tab/>Max<text:tab/>Need<text:tab/>Avail</text:p>
      <text:p text:style-name="P6"><text:tab/>A B C <text:tab/>A B C <text:tab/>A B C <text:tab/>A B C </text:p>
      <text:p text:style-name="P10">P0<text:tab/>0 1 0 <text:tab/>7 5 3 <text:tab/>7 4 3 <text:tab/>3 3 1 </text:p>
      <text:p text:style-name="P10">P1<text:tab/>2 0 1 <text:tab/>3 2 2 <text:tab/>1 2 1 <text:tab/></text:p>
      <text:p text:style-name="P10">P2<text:tab/>3 0 2 <text:tab/>9 0 2 <text:tab/>6 0 0 <text:tab/></text:p>
      <text:p text:style-name="P10">P3<text:tab/>2 1 1 <text:tab/>2 2 2 <text:tab/>0 1 1 <text:tab/></text:p>
      <text:p text:style-name="P11">P4<text:tab/>0 0 2 <text:tab/>4 3 3 <text:tab/>4 3 1 <text:tab/></text:p>
      <text:p text:style-name="P5">Enter the option : 4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4T16:33:45.810682070</meta:creation-date>
    <dc:date>2020-04-04T16:57:56.791057585</dc:date>
    <meta:editing-duration>PT14M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6" meta:paragraph-count="246" meta:word-count="833" meta:character-count="5664" meta:non-whitespace-character-count="4093"/>
  </office:meta>
</office:document-meta>
</file>